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Ultrafine_20_2_20_Dots_20_3_20_Dashes" draw:fill="solid" draw:fill-color="#cccccc" draw:fill-gradient-name="Linear_20_blue_2f_whit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Fine_20_Dashed_20__28_var_29_" svg:stroke-width="0.1cm" svg:stroke-color="#0000ff" draw:marker-start-width="0.35cm" draw:marker-end="Arrow" draw:marker-end-width="0.45cm" draw:fill="solid" draw:fill-color="#b80047" draw:textarea-horizontal-align="center" draw:textarea-vertical-align="middle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dash" draw:stroke-dash="Ultrafine_20_2_20_Dots_20_3_20_Dashes" svg:stroke-width="0.1cm" svg:stroke-color="#ff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2_20_Dots_20_3_20_Dashes"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onnector draw:style-name="gr1" draw:text-style-name="P1" draw:layer="layout" draw:type="line" svg:x1="14.619cm" svg:y1="4cm" svg:x2="14.618cm" svg:y2="6cm" draw:start-shape="id1" draw:start-glue-point="2" draw:end-shape="id2" draw:end-glue-point="4" svg:d="m14619 4000-1 2000">
            <text:p/>
          </draw:connector>
          <draw:connector draw:style-name="gr1" draw:text-style-name="P1" draw:layer="layout" draw:type="line" svg:x1="14.619cm" svg:y1="7cm" svg:x2="14.619cm" svg:y2="11cm" draw:start-shape="id2" draw:end-shape="id3" draw:end-glue-point="0" svg:d="m14619 7000v4000">
            <text:p/>
          </draw:connector>
          <draw:custom-shape draw:style-name="gr2" draw:text-style-name="P2" draw:id="id2" draw:layer="layout" svg:width="1.5cm" svg:height="1cm" svg:x="13.869cm" svg:y="6cm">
            <text:p text:style-name="P2">C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id="id3" draw:layer="layout" svg:width="1.5cm" svg:height="1cm" svg:x="13.869cm" svg:y="11cm">
            <text:p text:style-name="P2">C2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id="id4" draw:layer="layout" svg:width="1.5cm" svg:height="1cm" svg:x="8.369cm" svg:y="8.5cm">
            <text:p text:style-name="P2">AC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" draw:text-style-name="P1" draw:layer="layout" draw:type="line" svg:x1="13.869cm" svg:y1="6.5cm" svg:x2="9.869cm" svg:y2="9cm" draw:start-shape="id2" draw:end-shape="id4" draw:end-glue-point="1" svg:d="m13869 6500-4000 2500">
            <text:p/>
          </draw:connector>
          <draw:connector draw:style-name="gr3" draw:text-style-name="P1" draw:layer="layout" draw:type="line" svg:x1="9.869cm" svg:y1="9cm" svg:x2="13.869cm" svg:y2="11.5cm" draw:start-shape="id4" draw:start-glue-point="1" draw:end-shape="id3" draw:end-glue-point="3" svg:d="m9869 9000 4000 2500">
            <text:p/>
          </draw:connector>
          <draw:custom-shape draw:style-name="gr2" draw:text-style-name="P2" draw:id="id1" draw:layer="layout" svg:width="3.5cm" svg:height="1cm" svg:x="12.869cm" svg:y="3cm">
            <text:p text:style-name="P2">Start Point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5" draw:layer="layout" svg:width="1.5cm" svg:height="1cm" svg:x="13.869cm" svg:y="15cm">
            <text:p text:style-name="P2">C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" draw:text-style-name="P1" draw:layer="layout" draw:type="line" svg:x1="14.619cm" svg:y1="12cm" svg:x2="14.619cm" svg:y2="15cm" draw:start-shape="id3" draw:end-shape="id5" draw:end-glue-point="0" svg:d="m14619 12000v3000">
            <text:p/>
          </draw:connector>
          <draw:connector draw:style-name="gr4" draw:text-style-name="P1" draw:layer="layout" draw:type="curve" svg:x1="15.369cm" svg:y1="6.499cm" svg:x2="15.369cm" svg:y2="15.5cm" draw:start-shape="id2" draw:start-glue-point="10" draw:end-shape="id5" svg:d="m15369 6499c750 0 750 9001 0 9001">
            <text:p/>
          </draw:connector>
          <draw:connector draw:style-name="gr4" draw:text-style-name="P1" draw:layer="layout" draw:type="curve" svg:x1="16.369cm" svg:y1="3.5cm" svg:x2="15.369cm" svg:y2="6.499cm" draw:start-shape="id1" draw:start-glue-point="1" draw:end-shape="id2" draw:end-glue-point="10" svg:d="m16369 3500c750 0 1250 2999-1000 2999">
            <text:p/>
          </draw:connector>
          <draw:connector draw:style-name="gr5" draw:text-style-name="P1" draw:layer="layout" draw:type="curve" svg:x1="12.869cm" svg:y1="3.5cm" svg:x2="13.869cm" svg:y2="6.499cm" draw:start-shape="id1" draw:start-glue-point="3" draw:end-shape="id2" draw:end-glue-point="6" svg:d="m12869 3500c-750 0-1250 2999 1000 2999">
            <text:p/>
          </draw:connector>
        </draw:g>
        <draw:frame draw:style-name="gr6" draw:text-style-name="P3" draw:layer="layout" svg:width="8.5cm" svg:height="1.25cm" svg:x="1.5cm" svg:y="1cm">
          <draw:text-box>
            <text:p text:style-name="P3"><text:span text:style-name="T1">blind-exploration-tree</text:span></text:p>
          </draw:text-box>
        </draw:frame>
      </draw:page>
      <draw:page draw:name="page2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9-19T21:32:28</meta:creation-date>
    <dc:date>2010-09-22T23:10:03</dc:date>
    <meta:editing-cycles>5</meta:editing-cycles>
    <meta:editing-duration>PT24M5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